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Courier New" svg:font-family="'Courier New'"/>
    <style:font-face style:name="OpenSymbol" svg:font-family="OpenSymbol"/>
    <style:font-face style:name="Symbol" svg:font-family="Symbol"/>
    <style:font-face style:name="Verdana" svg:font-family="Verdana"/>
    <style:font-face style:name="Wingdings" svg:font-family="Wingdings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S4">
      <style:paragraph-properties fo:margin-left="-1.27cm" fo:margin-right="0cm" fo:margin-top="0.101cm" fo:margin-bottom="0.101cm" fo:line-height="0.7cm" fo:text-align="justify" style:justify-single-word="false" fo:text-indent="0cm" style:auto-text-indent="false"/>
    </style:style>
    <style:style style:name="P2" style:family="paragraph" style:parent-style-name="Standard">
      <style:paragraph-properties fo:margin-top="0.101cm" fo:margin-bottom="0.101cm" fo:line-height="0.7cm" fo:text-align="center" style:justify-single-word="false"/>
    </style:style>
    <style:style style:name="P3" style:family="paragraph" style:parent-style-name="Standard">
      <style:paragraph-properties fo:margin-top="0.101cm" fo:margin-bottom="0.101cm" fo:line-height="0.7cm" fo:text-align="justify" style:justify-single-word="false"/>
    </style:style>
    <style:style style:name="P4" style:family="paragraph" style:parent-style-name="Standard" style:list-style-name="LS1">
      <style:paragraph-properties fo:margin-top="0.101cm" fo:margin-bottom="0.101cm" fo:line-height="0.7cm" fo:text-align="justify" style:justify-single-word="false"/>
    </style:style>
    <style:style style:name="P5" style:family="paragraph" style:parent-style-name="Standard" style:list-style-name="LS2">
      <style:paragraph-properties fo:margin-top="0.101cm" fo:margin-bottom="0.101cm" fo:line-height="0.7cm" fo:text-align="justify" style:justify-single-word="false"/>
    </style:style>
    <style:style style:name="P6" style:family="paragraph" style:parent-style-name="Standard" style:list-style-name="LS11">
      <style:paragraph-properties fo:margin-top="0.101cm" fo:margin-bottom="0.101cm" fo:line-height="0.7cm" fo:text-align="justify" style:justify-single-word="false"/>
    </style:style>
    <style:style style:name="T1" style:family="text">
      <style:text-properties fo:font-size="13.5pt" style:text-underline-style="solid" style:text-underline-width="auto" style:text-underline-color="font-color" fo:font-weight="bold"/>
    </style:style>
    <style:style style:name="T2" style:family="text">
      <style:text-properties fo:font-size="12pt"/>
    </style:style>
    <style:style style:name="T3" style:family="text">
      <style:text-properties fo:font-size="12pt" style:font-name-asian="Verdana" style:font-name-complex="Verdana"/>
    </style:style>
    <style:style style:name="T4" style:family="text">
      <style:text-properties style:text-position="sub 58%" fo:font-size="12pt"/>
    </style:style>
    <style:style style:name="T5" style:family="text">
      <style:text-properties style:text-position="sub 58%" style:font-name="FreeSans" fo:font-size="12pt"/>
    </style:style>
    <style:style style:name="T6" style:family="text">
      <style:text-properties style:font-name="FreeSans"/>
    </style:style>
    <style:style style:name="T7" style:family="text">
      <style:text-properties style:font-name="FreeSans" fo:font-size="13.5pt"/>
    </style:style>
    <style:style style:name="T8" style:family="text">
      <style:text-properties style:font-name="FreeSans" fo:font-size="13.5pt" style:text-underline-style="solid" style:text-underline-width="auto" style:text-underline-color="font-color" fo:font-weight="bold"/>
    </style:style>
    <style:style style:name="T9" style:family="text">
      <style:text-properties style:font-name="FreeSans" fo:font-size="18pt" fo:font-style="italic" fo:font-weight="bold"/>
    </style:style>
    <style:style style:name="T10" style:family="text">
      <style:text-properties style:font-name="FreeSans" fo:font-size="12pt"/>
    </style:style>
    <style:style style:name="T11" style:family="text">
      <style:text-properties style:font-name="FreeSans" fo:font-size="12pt" style:font-name-asian="Verdana" style:font-name-complex="Verdana"/>
    </style:style>
    <text:list-style style:name="L1">
      <text:list-level-style-number text:level="1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Default_5f_20_5f_Paragraph_5f_20_5f_Font"><text:span text:style-name="Default_5f_20_5f_Paragraph_5f_20_5f_Font"><text:span text:style-name="T8">Tesis Licenciatura:</text:span></text:span></text:span></text:p>
      <text:p text:style-name="P3"><text:span text:style-name="Default_5f_20_5f_Paragraph_5f_20_5f_Font"><text:span text:style-name="T8"/></text:span></text:p>
      <text:p text:style-name="P2"><text:span text:style-name="Default_5f_20_5f_Paragraph_5f_20_5f_Font"><text:span text:style-name="T9">"Herramienta Generadora de Evaluadores Estáticos para Gramáticas de Atributos Multi-Plan"</text:span></text:span></text:p>
      <text:p text:style-name="P3"><text:span text:style-name="Default_5f_20_5f_Paragraph_5f_20_5f_Font"><text:span text:style-name="T9"/></text:span></text:p>
      <text:p text:style-name="P3"><text:span text:style-name="Default_5f_20_5f_Paragraph_5f_20_5f_Font"><text:span text:style-name="T8">Objetivos:</text:span></text:span></text:p>
      <text:p text:style-name="P3"><text:span text:style-name="Default_5f_20_5f_Paragraph_5f_20_5f_Font"><text:span text:style-name="T8"/></text:span></text:p>
      <text:list xml:id="list84542755" text:style-name="LS1">
        <text:list-item>
          <text:p text:style-name="P4"><text:span text:style-name="Default_5f_20_5f_Paragraph_5f_20_5f_Font"><text:span text:style-name="T10">Definir un formalismo para la Especificación de Gramáticas de Atributos.</text:span></text:span><text:span text:style-name="Default_5f_20_5f_Paragraph_5f_20_5f_Font"><text:span text:style-name="T6"> </text:span></text:span></text:p>
        </text:list-item>
        <text:list-item>
          <text:p text:style-name="P4"><text:span text:style-name="Default_5f_20_5f_Paragraph_5f_20_5f_Font"><text:span text:style-name="T10">Definir las estructuras de clases, templates y tipos en C++ necesarios para manejar como objetos a las gramáticas de atributos.</text:span></text:span><text:span text:style-name="Default_5f_20_5f_Paragraph_5f_20_5f_Font"><text:span text:style-name="T6"> </text:span></text:span></text:p>
        </text:list-item>
        <text:list-item>
          <text:p text:style-name="P4"><text:span text:style-name="Default_5f_20_5f_Paragraph_5f_20_5f_Font"><text:span text:style-name="T10">Implementar un parser descendente recursivo para dicha especificación.</text:span></text:span><text:span text:style-name="Default_5f_20_5f_Paragraph_5f_20_5f_Font"><text:span text:style-name="T6"> </text:span></text:span></text:p>
        </text:list-item>
      </text:list>
      <text:list xml:id="list326270071" text:style-name="LS2">
        <text:list-item>
          <text:list>
            <text:list-item>
              <text:p text:style-name="P5"><text:span text:style-name="Default_5f_20_5f_Paragraph_5f_20_5f_Font"><text:span text:style-name="T10">Se puede utilizar la funcionalidad "Spirit" de la librería Boost (http://www.boost.org/).</text:span></text:span><text:span text:style-name="Default_5f_20_5f_Paragraph_5f_20_5f_Font"><text:span text:style-name="T6"> </text:span></text:span></text:p>
            </text:list-item>
            <text:list-item>
              <text:p text:style-name="P5"><text:span text:style-name="Default_5f_20_5f_Paragraph_5f_20_5f_Font"><text:span text:style-name="T10">Verificar durante el parsing que las especificaciones sean correctas.</text:span></text:span><text:span text:style-name="Default_5f_20_5f_Paragraph_5f_20_5f_Font"><text:span text:style-name="T6"> </text:span></text:span><text:span text:style-name="Default_5f_20_5f_Paragraph_5f_20_5f_Font"><text:span text:style-name="T10">Las ecuaciones de una producción deben puede definir a todos los:</text:span></text:span><text:span text:style-name="Default_5f_20_5f_Paragraph_5f_20_5f_Font"><text:span text:style-name="T6"> </text:span></text:span></text:p>
              <text:list text:style-name="LS4">
                <text:list-item>
                  <text:list>
                    <text:list-item>
                      <text:p text:style-name="P1"><text:span text:style-name="Default_5f_20_5f_Paragraph_5f_20_5f_Font"><text:span text:style-name="T10">Atributos sintetizados del símbolo de la parte izquierda.</text:span></text:span><text:span text:style-name="Default_5f_20_5f_Paragraph_5f_20_5f_Font"><text:span text:style-name="T6"> </text:span></text:span></text:p>
                    </text:list-item>
                    <text:list-item>
                      <text:p text:style-name="P1"><text:span text:style-name="Default_5f_20_5f_Paragraph_5f_20_5f_Font"><text:span text:style-name="T10">Atributos heredados de símbolos de la parte derecha.<text:line-break/></text:span>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65539983" text:continue-list="list84542755" text:style-name="LS1">
        <text:list-item>
          <text:p text:style-name="P4"><text:span text:style-name="Default_5f_20_5f_Paragraph_5f_20_5f_Font"><text:span text:style-name="T10">Computar para cada producción los ADP (Augmented Dependency Graph</text:span></text:span><text:span text:style-name="Default_5f_20_5f_Paragraph_5f_20_5f_Font"><text:span text:style-name="T11">)</text:span></text:span><text:span text:style-name="Default_5f_20_5f_Paragraph_5f_20_5f_Font"><text:span text:style-name="T10"> en base a sus ecuaciones.</text:span></text:span></text:p>
        </text:list-item>
      </text:list>
      <text:list xml:id="list999695758" text:continue-list="list326270071" text:style-name="LS2">
        <text:list-item text:start-value="2">
          <text:list>
            <text:list-item>
              <text:p text:style-name="P5"><text:span text:style-name="Default_5f_20_5f_Paragraph_5f_20_5f_Font"><text:span text:style-name="T10">Para lo cual es necesario implementar los algoritmos de:</text:span></text:span><text:span text:style-name="Default_5f_20_5f_Paragraph_5f_20_5f_Font"><text:span text:style-name="T6"> </text:span></text:span></text:p>
              <text:list text:style-name="LS4">
                <text:list-item>
                  <text:list>
                    <text:list-item>
                      <text:p text:style-name="P1"><text:span text:style-name="Default_5f_20_5f_Paragraph_5f_20_5f_Font"><text:span text:style-name="T10">DP (p): grafo de dependencia de la producción "p" y todos sus atributos.</text:span></text:span><text:span text:style-name="Default_5f_20_5f_Paragraph_5f_20_5f_Font"><text:span text:style-name="T6"> </text:span></text:span></text:p>
                    </text:list-item>
                    <text:list-item>
                      <text:p text:style-name="P1"><text:span text:style-name="Default_5f_20_5f_Paragraph_5f_20_5f_Font"><text:span text:style-name="T10">Down (X): grafo de dependencia transitiva del símbolo "X" y todos sus atributos.</text:span></text:span><text:span text:style-name="Default_5f_20_5f_Paragraph_5f_20_5f_Font"><text:span text:style-name="T6"> </text:span></text:span></text:p>
                    </text:list-item>
                    <text:list-item>
                      <text:p text:style-name="P1"><text:span text:style-name="Default_5f_20_5f_Paragraph_5f_20_5f_Font"><text:span text:style-name="T10">DCG</text:span></text:span><text:span text:style-name="Default_5f_20_5f_Paragraph_5f_20_5f_Font"><text:span text:style-name="T5">x</text:span></text:span><text:span text:style-name="Default_5f_20_5f_Paragraph_5f_20_5f_Font"><text:span text:style-name="T10">(p): grafo característico descendente de las dependencias transitivas de los atributos del símbolo "X" a partir de la producción "p".</text:span></text:span><text:span text:style-name="Default_5f_20_5f_Paragraph_5f_20_5f_Font"><text:span text:style-name="T6"> </text:span></text:span></text:p>
                    </text:list-item>
                  </text:list>
                </text:list-item>
              </text:list>
            </text:list-item>
          </text:list>
          <text:list>
            <text:list-item>
              <text:p text:style-name="P5"><text:span text:style-name="Default_5f_20_5f_Paragraph_5f_20_5f_Font"><text:span text:style-name="T10">Para la representación de los grafos usar las estructuras definidas en la librería Boost.</text:span></text:span><text:span text:style-name="Default_5f_20_5f_Paragraph_5f_20_5f_Font"><text:span text:style-name="T6"> </text:span></text:span></text:p>
            </text:list-item>
          </text:list>
        </text:list-item>
      </text:list>
      <text:list xml:id="list152601934" text:continue-list="list1165539983" text:style-name="LS1">
        <text:list-item>
          <text:p text:style-name="P4"><text:span text:style-name="Default_5f_20_5f_Paragraph_5f_20_5f_Font"><text:span text:style-name="T10">Realizar test de Dependencia Circular, en caso positivo, rechazar la especificación.</text:span></text:span></text:p>
        </text:list-item>
        <text:list-item>
          <text:p text:style-name="P4"><text:span text:style-name="Default_5f_20_5f_Paragraph_5f_20_5f_Font"><text:span text:style-name="T10">Generar Planes de Evaluación para cada producción, determinando el orden de evaluación de las ecuaciones que definen su semántica.</text:span></text:span><text:span text:style-name="Default_5f_20_5f_Paragraph_5f_20_5f_Font"><text:span text:style-name="T6"> </text:span></text:span></text:p>
        </text:list-item>
      </text:list>
      <text:list xml:id="list2096964447" text:continue-list="list999695758" text:style-name="LS2">
        <text:list-item text:start-value="2">
          <text:list>
            <text:list-item>
              <text:p text:style-name="P5"><text:soft-page-break/><text:span text:style-name="Default_5f_20_5f_Paragraph_5f_20_5f_Font"><text:span text:style-name="T10">Para obtener los ordenes Topológicos de los grafos de dependencias, podemos utilizar los métodos implementados en la librería Boost en la parte de grafos.</text:span></text:span><text:span text:style-name="Default_5f_20_5f_Paragraph_5f_20_5f_Font"><text:span text:style-name="T6"> </text:span></text:span></text:p>
            </text:list-item>
          </text:list>
          <text:list>
            <text:list-item>
              <text:p text:style-name="P5"><text:span text:style-name="Default_5f_20_5f_Paragraph_5f_20_5f_Font"><text:span text:style-name="T10">Implementar los algoritmos propuestos en el paper de Wuu Yang:</text:span></text:span><text:span text:style-name="Default_5f_20_5f_Paragraph_5f_20_5f_Font"><text:span text:style-name="T6"> </text:span></text:span></text:p>
              <text:list text:style-name="LS4">
                <text:list-item>
                  <text:list>
                    <text:list-item>
                      <text:p text:style-name="P1"><text:span text:style-name="Default_5f_20_5f_Paragraph_5f_20_5f_Font"><text:span text:style-name="T10">ComputePlan</text:span></text:span><text:span text:style-name="Default_5f_20_5f_Paragraph_5f_20_5f_Font"><text:span text:style-name="T6"> </text:span></text:span></text:p>
                    </text:list-item>
                    <text:list-item>
                      <text:p text:style-name="P1"><text:span text:style-name="Default_5f_20_5f_Paragraph_5f_20_5f_Font"><text:span text:style-name="T10">ComputeOrder</text:span></text:span><text:span text:style-name="Default_5f_20_5f_Paragraph_5f_20_5f_Font"><text:span text:style-name="T6"> </text:span></text:span></text:p>
                    </text:list-item>
                    <text:list-item>
                      <text:p text:style-name="P1"><text:span text:style-name="Default_5f_20_5f_Paragraph_5f_20_5f_Font"><text:span text:style-name="T10">Project</text:span></text:span><text:span text:style-name="Default_5f_20_5f_Paragraph_5f_20_5f_Font"><text:span text:style-name="T6"> </text:span>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151015067" text:continue-list="list152601934" text:style-name="LS1">
        <text:list-item>
          <text:p text:style-name="P4"><text:span text:style-name="Default_5f_20_5f_Paragraph_5f_20_5f_Font"><text:span text:style-name="T10">Implementar un Interprete de Planes de Evaluación.</text:span></text:span><text:span text:style-name="Default_5f_20_5f_Paragraph_5f_20_5f_Font"><text:span text:style-name="T6"> </text:span></text:span></text:p>
        </text:list-item>
      </text:list>
      <text:list xml:id="list734637936" text:continue-list="list2096964447" text:style-name="LS2">
        <text:list-item text:start-value="2">
          <text:list>
            <text:list-item>
              <text:p text:style-name="P5"><text:span text:style-name="Default_5f_20_5f_Paragraph_5f_20_5f_Font"><text:span text:style-name="T10">Que convierta bajo demanda los planes en Secuencias de Visita.</text:span></text:span><text:span text:style-name="Default_5f_20_5f_Paragraph_5f_20_5f_Font"><text:span text:style-name="T6"> </text:span></text:span></text:p>
            </text:list-item>
          </text:list>
          <text:list>
            <text:list-item>
              <text:p text:style-name="P5"><text:span text:style-name="Default_5f_20_5f_Paragraph_5f_20_5f_Font"><text:span text:style-name="T10">Navegando el AST de la gramática de atributos representado en nuestra herramienta.</text:span></text:span><text:span text:style-name="Default_5f_20_5f_Paragraph_5f_20_5f_Font"><text:span text:style-name="T6"> </text:span></text:span></text:p>
              <text:list text:style-name="LS4">
                <text:list-item>
                  <text:list>
                    <text:list-item>
                      <text:p text:style-name="P1"><text:span text:style-name="Default_5f_20_5f_Paragraph_5f_20_5f_Font"><text:span text:style-name="T10">Llamando a "Visit" cuando tenga que evaluar a un atributo sintetizado de un símbolo de la parte derecha.</text:span></text:span><text:span text:style-name="Default_5f_20_5f_Paragraph_5f_20_5f_Font"><text:span text:style-name="T6"> </text:span></text:span></text:p>
                    </text:list-item>
                    <text:list-item>
                      <text:p text:style-name="P1"><text:span text:style-name="Default_5f_20_5f_Paragraph_5f_20_5f_Font"><text:span text:style-name="T10">Llamando a "Leave" cuando se tenga que evaluar un atributo heredado del símbolo de la parte izquierda.</text:span></text:span><text:span text:style-name="Default_5f_20_5f_Paragraph_5f_20_5f_Font"><text:span text:style-name="T6"> </text:span></text:span></text:p>
                    </text:list-item>
                  </text:list>
                </text:list-item>
              </text:list>
            </text:list-item>
          </text:list>
          <text:list>
            <text:list-item>
              <text:p text:style-name="P5"><text:span text:style-name="Default_5f_20_5f_Paragraph_5f_20_5f_Font"><text:span text:style-name="T10">Cada símbolo debe tener su propio método "eval".</text:span></text:span><text:span text:style-name="Default_5f_20_5f_Paragraph_5f_20_5f_Font"><text:span text:style-name="T6"> </text:span></text:span></text:p>
            </text:list-item>
          </text:list>
        </text:list-item>
      </text:list>
      <text:list xml:id="list813256785" text:continue-list="list2151015067" text:style-name="LS1">
        <text:list-item>
          <text:p text:style-name="P4"><text:span text:style-name="Default_5f_20_5f_Paragraph_5f_20_5f_Font"><text:span text:style-name="T10">Generación de código del evaluador estático para la gramática.</text:span></text:span><text:span text:style-name="Default_5f_20_5f_Paragraph_5f_20_5f_Font"><text:span text:style-name="T6"> </text:span></text:span></text:p>
        </text:list-item>
        <text:list-item>
          <text:p text:style-name="P4"><text:span text:style-name="Default_5f_20_5f_Paragraph_5f_20_5f_Font"><text:span text:style-name="T10">Compilación y obtención del binario.</text:span></text:span></text:p>
        </text:list-item>
      </text:list>
      <text:p text:style-name="P3"><text:span text:style-name="Default_5f_20_5f_Paragraph_5f_20_5f_Font"><text:span text:style-name="T10"/></text:span></text:p>
      <text:p text:style-name="P3"><text:span text:style-name="Default_5f_20_5f_Paragraph_5f_20_5f_Font"><text:span text:style-name="T8">Evaluador: idea general</text:span></text:span></text:p>
      <text:p text:style-name="P3"><text:span text:style-name="Default_5f_20_5f_Paragraph_5f_20_5f_Font"><text:span text:style-name="T8"/></text:span></text:p>
      <text:list xml:id="list401089494" text:style-name="LS11">
        <text:list-item>
          <text:p text:style-name="P6"><text:span text:style-name="Default_5f_20_5f_Paragraph_5f_20_5f_Font"><text:span text:style-name="T10">Partir del código fuente de un programa escrito en la gramática que se especificó como input del Generador de Evaluadores.</text:span></text:span><text:span text:style-name="Default_5f_20_5f_Paragraph_5f_20_5f_Font"><text:span text:style-name="T6"> </text:span></text:span></text:p>
        </text:list-item>
        <text:list-item>
          <text:p text:style-name="P6"><text:span text:style-name="Default_5f_20_5f_Paragraph_5f_20_5f_Font"><text:span text:style-name="T10">Utilizar "algún" parser que lo convierta en un AST.</text:span></text:span><text:span text:style-name="Default_5f_20_5f_Paragraph_5f_20_5f_Font"><text:span text:style-name="T6"> </text:span></text:span></text:p>
        </text:list-item>
        <text:list-item>
          <text:p text:style-name="P6"><text:span text:style-name="Default_5f_20_5f_Paragraph_5f_20_5f_Font"><text:span text:style-name="T10">Evaluar con el evaluador output de nuestra herramienta.</text:span></text:span><text:span text:style-name="Default_5f_20_5f_Paragraph_5f_20_5f_Font"><text:span text:style-name="T6"> </text:span></text:span></text:p>
        </text:list-item>
        <text:list-item>
          <text:p text:style-name="P6"><text:span text:style-name="Default_5f_20_5f_Paragraph_5f_20_5f_Font"><text:span text:style-name="T10">Obtención del AST decorado con todos sus atributos computados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ourier New" svg:font-family="'Courier New'"/>
    <style:font-face style:name="OpenSymbol" svg:font-family="OpenSymbol"/>
    <style:font-face style:name="Symbol" svg:font-family="Symbol"/>
    <style:font-face style:name="Verdana" svg:font-family="Verdana"/>
    <style:font-face style:name="Wingdings" svg:font-family="Wingdings"/>
    <style:font-face style:name="Courier New1" svg:font-family="'Courier New'" style:font-family-generic="modern" style:font-pitch="fixed"/>
    <style:font-face style:name="Nimbus Roman No9 L" svg:font-family="'Nimbus Roman No9 L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fo:font-size="12pt" fo:language="ru" fo:country="RU" style:font-size-asian="12pt" style:font-size-complex="12pt"/>
    </style:style>
    <style:style style:name="Default_5f_20_5f_Paragraph_5f_20_5f_Font" style:display-name="Default_20_Paragraph_20_Font" style:family="text"/>
    <style:style style:name="LLS_5f_1_5f_0" style:display-name="LLS_1_0" style:family="text"/>
    <style:style style:name="LLS_5f_1_5f_1" style:display-name="LLS_1_1" style:family="text"/>
    <style:style style:name="LLS_5f_1_5f_2" style:display-name="LLS_1_2" style:family="text"/>
    <style:style style:name="LLS_5f_1_5f_3" style:display-name="LLS_1_3" style:family="text"/>
    <style:style style:name="LLS_5f_1_5f_4" style:display-name="LLS_1_4" style:family="text"/>
    <style:style style:name="LLS_5f_1_5f_5" style:display-name="LLS_1_5" style:family="text"/>
    <style:style style:name="LLS_5f_1_5f_6" style:display-name="LLS_1_6" style:family="text"/>
    <style:style style:name="LLS_5f_1_5f_7" style:display-name="LLS_1_7" style:family="text"/>
    <style:style style:name="LLS_5f_1_5f_8" style:display-name="LLS_1_8" style:family="text"/>
    <style:style style:name="LLS_5f_2_5f_0" style:display-name="LLS_2_0" style:family="text"/>
    <style:style style:name="LLS_5f_2_5f_1" style:display-name="LLS_2_1" style:family="text"/>
    <style:style style:name="LLS_5f_2_5f_2" style:display-name="LLS_2_2" style:family="text"/>
    <style:style style:name="LLS_5f_2_5f_3" style:display-name="LLS_2_3" style:family="text"/>
    <style:style style:name="LLS_5f_2_5f_4" style:display-name="LLS_2_4" style:family="text"/>
    <style:style style:name="LLS_5f_2_5f_5" style:display-name="LLS_2_5" style:family="text"/>
    <style:style style:name="LLS_5f_2_5f_6" style:display-name="LLS_2_6" style:family="text"/>
    <style:style style:name="LLS_5f_2_5f_7" style:display-name="LLS_2_7" style:family="text"/>
    <style:style style:name="LLS_5f_2_5f_8" style:display-name="LLS_2_8" style:family="text"/>
    <style:style style:name="LLS_5f_3_5f_0" style:display-name="LLS_3_0" style:family="text">
      <style:text-properties style:font-name="Symbol"/>
    </style:style>
    <style:style style:name="LLS_5f_3_5f_1" style:display-name="LLS_3_1" style:family="text">
      <style:text-properties style:font-name="Courier New"/>
    </style:style>
    <style:style style:name="LLS_5f_3_5f_2" style:display-name="LLS_3_2" style:family="text">
      <style:text-properties style:font-name="Wingdings"/>
    </style:style>
    <style:style style:name="LLS_5f_3_5f_3" style:display-name="LLS_3_3" style:family="text">
      <style:text-properties style:font-name="Symbol"/>
    </style:style>
    <style:style style:name="LLS_5f_3_5f_4" style:display-name="LLS_3_4" style:family="text">
      <style:text-properties style:font-name="Courier New"/>
    </style:style>
    <style:style style:name="LLS_5f_3_5f_5" style:display-name="LLS_3_5" style:family="text">
      <style:text-properties style:font-name="Wingdings"/>
    </style:style>
    <style:style style:name="LLS_5f_3_5f_6" style:display-name="LLS_3_6" style:family="text">
      <style:text-properties style:font-name="Symbol"/>
    </style:style>
    <style:style style:name="LLS_5f_3_5f_7" style:display-name="LLS_3_7" style:family="text">
      <style:text-properties style:font-name="Courier New"/>
    </style:style>
    <style:style style:name="LLS_5f_3_5f_8" style:display-name="LLS_3_8" style:family="text">
      <style:text-properties style:font-name="Wingdings"/>
    </style:style>
    <style:style style:name="LLS_5f_4_5f_0" style:display-name="LLS_4_0" style:family="text">
      <style:text-properties style:font-name="Symbol"/>
    </style:style>
    <style:style style:name="LLS_5f_4_5f_1" style:display-name="LLS_4_1" style:family="text">
      <style:text-properties style:font-name="Courier New"/>
    </style:style>
    <style:style style:name="LLS_5f_4_5f_2" style:display-name="LLS_4_2" style:family="text">
      <style:text-properties style:font-name="Wingdings"/>
    </style:style>
    <style:style style:name="LLS_5f_4_5f_3" style:display-name="LLS_4_3" style:family="text">
      <style:text-properties style:font-name="Symbol"/>
    </style:style>
    <style:style style:name="LLS_5f_4_5f_4" style:display-name="LLS_4_4" style:family="text">
      <style:text-properties style:font-name="Courier New"/>
    </style:style>
    <style:style style:name="LLS_5f_4_5f_5" style:display-name="LLS_4_5" style:family="text">
      <style:text-properties style:font-name="Wingdings"/>
    </style:style>
    <style:style style:name="LLS_5f_4_5f_6" style:display-name="LLS_4_6" style:family="text">
      <style:text-properties style:font-name="Symbol"/>
    </style:style>
    <style:style style:name="LLS_5f_4_5f_7" style:display-name="LLS_4_7" style:family="text">
      <style:text-properties style:font-name="Courier New"/>
    </style:style>
    <style:style style:name="LLS_5f_4_5f_8" style:display-name="LLS_4_8" style:family="text">
      <style:text-properties style:font-name="Wingdings"/>
    </style:style>
    <style:style style:name="LLS_5f_5_5f_0" style:display-name="LLS_5_0" style:family="text"/>
    <style:style style:name="LLS_5f_5_5f_1" style:display-name="LLS_5_1" style:family="text"/>
    <style:style style:name="LLS_5f_5_5f_2" style:display-name="LLS_5_2" style:family="text"/>
    <style:style style:name="LLS_5f_5_5f_3" style:display-name="LLS_5_3" style:family="text"/>
    <style:style style:name="LLS_5f_5_5f_4" style:display-name="LLS_5_4" style:family="text"/>
    <style:style style:name="LLS_5f_5_5f_5" style:display-name="LLS_5_5" style:family="text"/>
    <style:style style:name="LLS_5f_5_5f_6" style:display-name="LLS_5_6" style:family="text"/>
    <style:style style:name="LLS_5f_5_5f_7" style:display-name="LLS_5_7" style:family="text"/>
    <style:style style:name="LLS_5f_5_5f_8" style:display-name="LLS_5_8" style:family="text"/>
    <style:style style:name="LLS_5f_6_5f_0" style:display-name="LLS_6_0" style:family="text">
      <style:text-properties style:font-name="Symbol"/>
    </style:style>
    <style:style style:name="LLS_5f_6_5f_1" style:display-name="LLS_6_1" style:family="text">
      <style:text-properties style:font-name="Courier New"/>
    </style:style>
    <style:style style:name="LLS_5f_6_5f_2" style:display-name="LLS_6_2" style:family="text">
      <style:text-properties style:font-name="Wingdings"/>
    </style:style>
    <style:style style:name="LLS_5f_6_5f_3" style:display-name="LLS_6_3" style:family="text">
      <style:text-properties style:font-name="Symbol"/>
    </style:style>
    <style:style style:name="LLS_5f_6_5f_4" style:display-name="LLS_6_4" style:family="text">
      <style:text-properties style:font-name="Courier New"/>
    </style:style>
    <style:style style:name="LLS_5f_6_5f_5" style:display-name="LLS_6_5" style:family="text">
      <style:text-properties style:font-name="Wingdings"/>
    </style:style>
    <style:style style:name="LLS_5f_6_5f_6" style:display-name="LLS_6_6" style:family="text">
      <style:text-properties style:font-name="Symbol"/>
    </style:style>
    <style:style style:name="LLS_5f_6_5f_7" style:display-name="LLS_6_7" style:family="text">
      <style:text-properties style:font-name="Courier New"/>
    </style:style>
    <style:style style:name="LLS_5f_6_5f_8" style:display-name="LLS_6_8" style:family="text">
      <style:text-properties style:font-name="Wingdings"/>
    </style:style>
    <style:style style:name="LLS_5f_7_5f_0" style:display-name="LLS_7_0" style:family="text"/>
    <style:style style:name="LLS_5f_7_5f_1" style:display-name="LLS_7_1" style:family="text"/>
    <style:style style:name="LLS_5f_7_5f_2" style:display-name="LLS_7_2" style:family="text"/>
    <style:style style:name="LLS_5f_7_5f_3" style:display-name="LLS_7_3" style:family="text"/>
    <style:style style:name="LLS_5f_7_5f_4" style:display-name="LLS_7_4" style:family="text"/>
    <style:style style:name="LLS_5f_7_5f_5" style:display-name="LLS_7_5" style:family="text"/>
    <style:style style:name="LLS_5f_7_5f_6" style:display-name="LLS_7_6" style:family="text"/>
    <style:style style:name="LLS_5f_7_5f_7" style:display-name="LLS_7_7" style:family="text"/>
    <style:style style:name="LLS_5f_7_5f_8" style:display-name="LLS_7_8" style:family="text"/>
    <style:style style:name="LLS_5f_8_5f_0" style:display-name="LLS_8_0" style:family="text">
      <style:text-properties style:font-name="Symbol"/>
    </style:style>
    <style:style style:name="LLS_5f_8_5f_1" style:display-name="LLS_8_1" style:family="text">
      <style:text-properties style:font-name="Courier New"/>
    </style:style>
    <style:style style:name="LLS_5f_8_5f_2" style:display-name="LLS_8_2" style:family="text">
      <style:text-properties style:font-name="Wingdings"/>
    </style:style>
    <style:style style:name="LLS_5f_8_5f_3" style:display-name="LLS_8_3" style:family="text">
      <style:text-properties style:font-name="Symbol"/>
    </style:style>
    <style:style style:name="LLS_5f_8_5f_4" style:display-name="LLS_8_4" style:family="text">
      <style:text-properties style:font-name="Courier New"/>
    </style:style>
    <style:style style:name="LLS_5f_8_5f_5" style:display-name="LLS_8_5" style:family="text">
      <style:text-properties style:font-name="Wingdings"/>
    </style:style>
    <style:style style:name="LLS_5f_8_5f_6" style:display-name="LLS_8_6" style:family="text">
      <style:text-properties style:font-name="Symbol"/>
    </style:style>
    <style:style style:name="LLS_5f_8_5f_7" style:display-name="LLS_8_7" style:family="text">
      <style:text-properties style:font-name="Courier New"/>
    </style:style>
    <style:style style:name="LLS_5f_8_5f_8" style:display-name="LLS_8_8" style:family="text">
      <style:text-properties style:font-name="Wingdings"/>
    </style:style>
    <style:style style:name="LLS_5f_9_5f_0" style:display-name="LLS_9_0" style:family="text"/>
    <style:style style:name="LLS_5f_9_5f_1" style:display-name="LLS_9_1" style:family="text"/>
    <style:style style:name="LLS_5f_9_5f_2" style:display-name="LLS_9_2" style:family="text"/>
    <style:style style:name="LLS_5f_9_5f_3" style:display-name="LLS_9_3" style:family="text"/>
    <style:style style:name="LLS_5f_9_5f_4" style:display-name="LLS_9_4" style:family="text"/>
    <style:style style:name="LLS_5f_9_5f_5" style:display-name="LLS_9_5" style:family="text"/>
    <style:style style:name="LLS_5f_9_5f_6" style:display-name="LLS_9_6" style:family="text"/>
    <style:style style:name="LLS_5f_9_5f_7" style:display-name="LLS_9_7" style:family="text"/>
    <style:style style:name="LLS_5f_9_5f_8" style:display-name="LLS_9_8" style:family="text"/>
    <style:style style:name="LLS_5f_10_5f_0" style:display-name="LLS_10_0" style:family="text">
      <style:text-properties style:font-name="Symbol"/>
    </style:style>
    <style:style style:name="LLS_5f_10_5f_1" style:display-name="LLS_10_1" style:family="text">
      <style:text-properties style:font-name="Courier New"/>
    </style:style>
    <style:style style:name="LLS_5f_10_5f_2" style:display-name="LLS_10_2" style:family="text">
      <style:text-properties style:font-name="Wingdings"/>
    </style:style>
    <style:style style:name="LLS_5f_10_5f_3" style:display-name="LLS_10_3" style:family="text">
      <style:text-properties style:font-name="Symbol"/>
    </style:style>
    <style:style style:name="LLS_5f_10_5f_4" style:display-name="LLS_10_4" style:family="text">
      <style:text-properties style:font-name="Courier New"/>
    </style:style>
    <style:style style:name="LLS_5f_10_5f_5" style:display-name="LLS_10_5" style:family="text">
      <style:text-properties style:font-name="Wingdings"/>
    </style:style>
    <style:style style:name="LLS_5f_10_5f_6" style:display-name="LLS_10_6" style:family="text">
      <style:text-properties style:font-name="Symbol"/>
    </style:style>
    <style:style style:name="LLS_5f_10_5f_7" style:display-name="LLS_10_7" style:family="text">
      <style:text-properties style:font-name="Courier New"/>
    </style:style>
    <style:style style:name="LLS_5f_10_5f_8" style:display-name="LLS_10_8" style:family="text">
      <style:text-properties style:font-name="Wingdings"/>
    </style:style>
    <style:style style:name="LLS_5f_11_5f_0" style:display-name="LLS_11_0" style:family="text"/>
    <style:style style:name="LLS_5f_11_5f_1" style:display-name="LLS_11_1" style:family="text"/>
    <style:style style:name="LLS_5f_11_5f_2" style:display-name="LLS_11_2" style:family="text"/>
    <style:style style:name="LLS_5f_11_5f_3" style:display-name="LLS_11_3" style:family="text"/>
    <style:style style:name="LLS_5f_11_5f_4" style:display-name="LLS_11_4" style:family="text"/>
    <style:style style:name="LLS_5f_11_5f_5" style:display-name="LLS_11_5" style:family="text"/>
    <style:style style:name="LLS_5f_11_5f_6" style:display-name="LLS_11_6" style:family="text"/>
    <style:style style:name="LLS_5f_11_5f_7" style:display-name="LLS_11_7" style:family="text"/>
    <style:style style:name="LLS_5f_11_5f_8" style:display-name="LLS_11_8" style:family="text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text:style-name="LLS_5f_1_5f_1" style:num-suffix="." style:num-format="a">
        <style:list-level-properties text:space-before="1.905cm" text:min-label-width="0.635cm"/>
      </text:list-level-style-number>
      <text:list-level-style-number text:level="3" text:style-name="LLS_5f_1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_5f_3" style:num-suffix="." style:num-format="1">
        <style:list-level-properties text:space-before="4.445cm" text:min-label-width="0.635cm"/>
      </text:list-level-style-number>
      <text:list-level-style-number text:level="5" text:style-name="LLS_5f_1_5f_4" style:num-suffix="." style:num-format="a">
        <style:list-level-properties text:space-before="5.715cm" text:min-label-width="0.635cm"/>
      </text:list-level-style-number>
      <text:list-level-style-number text:level="6" text:style-name="LLS_5f_1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_5f_6" style:num-suffix="." style:num-format="1">
        <style:list-level-properties text:space-before="8.255cm" text:min-label-width="0.635cm"/>
      </text:list-level-style-number>
      <text:list-level-style-number text:level="8" text:style-name="LLS_5f_1_5f_7" style:num-suffix="." style:num-format="a">
        <style:list-level-properties text:space-before="9.525cm" text:min-label-width="0.635cm"/>
      </text:list-level-style-number>
      <text:list-level-style-number text:level="9" text:style-name="LLS_5f_1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 text:consecutive-numbering="true">
      <text:list-level-style-number text:level="1" text:style-name="LLS_5f_2_5f_0" style:num-format="1">
        <style:list-level-properties text:space-before="0.635cm" text:min-label-width="0.635cm"/>
      </text:list-level-style-number>
      <text:list-level-style-bullet text:level="2" text:style-name="Bullet_20_Symbols" style:num-suffix=")" text:bullet-char="">
        <style:list-level-properties text:space-before="1.905cm" text:min-label-width="0.635cm"/>
        <style:text-properties style:font-name="StarSymbol"/>
      </text:list-level-style-bullet>
      <text:list-level-style-number text:level="3" text:style-name="LLS_5f_2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2_5f_3" style:num-suffix="." style:num-format="1">
        <style:list-level-properties text:space-before="4.445cm" text:min-label-width="0.635cm"/>
      </text:list-level-style-number>
      <text:list-level-style-number text:level="5" text:style-name="LLS_5f_2_5f_4" style:num-suffix="." style:num-format="a">
        <style:list-level-properties text:space-before="5.715cm" text:min-label-width="0.635cm"/>
      </text:list-level-style-number>
      <text:list-level-style-number text:level="6" text:style-name="LLS_5f_2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2_5f_6" style:num-suffix="." style:num-format="1">
        <style:list-level-properties text:space-before="8.255cm" text:min-label-width="0.635cm"/>
      </text:list-level-style-number>
      <text:list-level-style-number text:level="8" text:style-name="LLS_5f_2_5f_7" style:num-suffix="." style:num-format="a">
        <style:list-level-properties text:space-before="9.525cm" text:min-label-width="0.635cm"/>
      </text:list-level-style-number>
      <text:list-level-style-number text:level="9" text:style-name="LLS_5f_2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LS_5f_3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3_5f_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LLS_5f_3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3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3_5f_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LLS_5f_3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3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3_5f_7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LLS_5f_3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LS_5f_4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4_5f_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LLS_5f_4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4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4_5f_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LLS_5f_4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4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4_5f_7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LLS_5f_4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LS_5f_5_5f_0" style:num-format="1">
        <style:list-level-properties text:space-before="0.635cm" text:min-label-width="0.635cm"/>
      </text:list-level-style-number>
      <text:list-level-style-number text:level="2" text:style-name="LLS_5f_5_5f_1" style:num-suffix="." style:num-format="a">
        <style:list-level-properties text:space-before="1.905cm" text:min-label-width="0.635cm"/>
      </text:list-level-style-number>
      <text:list-level-style-number text:level="3" text:style-name="LLS_5f_5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5_5f_3" style:num-suffix="." style:num-format="1">
        <style:list-level-properties text:space-before="4.445cm" text:min-label-width="0.635cm"/>
      </text:list-level-style-number>
      <text:list-level-style-number text:level="5" text:style-name="LLS_5f_5_5f_4" style:num-suffix="." style:num-format="a">
        <style:list-level-properties text:space-before="5.715cm" text:min-label-width="0.635cm"/>
      </text:list-level-style-number>
      <text:list-level-style-number text:level="6" text:style-name="LLS_5f_5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5_5f_6" style:num-suffix="." style:num-format="1">
        <style:list-level-properties text:space-before="8.255cm" text:min-label-width="0.635cm"/>
      </text:list-level-style-number>
      <text:list-level-style-number text:level="8" text:style-name="LLS_5f_5_5f_7" style:num-suffix="." style:num-format="a">
        <style:list-level-properties text:space-before="9.525cm" text:min-label-width="0.635cm"/>
      </text:list-level-style-number>
      <text:list-level-style-number text:level="9" text:style-name="LLS_5f_5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LS_5f_6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">
        <style:list-level-properties text:space-before="1.905cm" text:min-label-width="0.635cm"/>
        <style:text-properties style:font-name="StarSymbol"/>
      </text:list-level-style-bullet>
      <text:list-level-style-bullet text:level="3" text:style-name="LLS_5f_6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6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6_5f_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LLS_5f_6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6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6_5f_7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LLS_5f_6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LS_5f_7_5f_0" style:num-format="1">
        <style:list-level-properties text:space-before="0.635cm" text:min-label-width="0.635cm"/>
      </text:list-level-style-number>
      <text:list-level-style-number text:level="2" text:style-name="LLS_5f_7_5f_1" style:num-suffix="." style:num-format="a">
        <style:list-level-properties text:space-before="1.905cm" text:min-label-width="0.635cm"/>
      </text:list-level-style-number>
      <text:list-level-style-number text:level="3" text:style-name="LLS_5f_7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7_5f_3" style:num-suffix="." style:num-format="1">
        <style:list-level-properties text:space-before="4.445cm" text:min-label-width="0.635cm"/>
      </text:list-level-style-number>
      <text:list-level-style-number text:level="5" text:style-name="LLS_5f_7_5f_4" style:num-suffix="." style:num-format="a">
        <style:list-level-properties text:space-before="5.715cm" text:min-label-width="0.635cm"/>
      </text:list-level-style-number>
      <text:list-level-style-number text:level="6" text:style-name="LLS_5f_7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7_5f_6" style:num-suffix="." style:num-format="1">
        <style:list-level-properties text:space-before="8.255cm" text:min-label-width="0.635cm"/>
      </text:list-level-style-number>
      <text:list-level-style-number text:level="8" text:style-name="LLS_5f_7_5f_7" style:num-suffix="." style:num-format="a">
        <style:list-level-properties text:space-before="9.525cm" text:min-label-width="0.635cm"/>
      </text:list-level-style-number>
      <text:list-level-style-number text:level="9" text:style-name="LLS_5f_7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LS_5f_8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8_5f_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LLS_5f_8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8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8_5f_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LLS_5f_8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8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8_5f_7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LLS_5f_8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number text:level="1" text:style-name="LLS_5f_9_5f_0" style:num-format="1">
        <style:list-level-properties text:space-before="0.635cm" text:min-label-width="0.635cm"/>
      </text:list-level-style-number>
      <text:list-level-style-number text:level="2" text:style-name="LLS_5f_9_5f_1" style:num-suffix="." style:num-format="a">
        <style:list-level-properties text:space-before="1.905cm" text:min-label-width="0.635cm"/>
      </text:list-level-style-number>
      <text:list-level-style-number text:level="3" text:style-name="LLS_5f_9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9_5f_3" style:num-suffix="." style:num-format="1">
        <style:list-level-properties text:space-before="4.445cm" text:min-label-width="0.635cm"/>
      </text:list-level-style-number>
      <text:list-level-style-number text:level="5" text:style-name="LLS_5f_9_5f_4" style:num-suffix="." style:num-format="a">
        <style:list-level-properties text:space-before="5.715cm" text:min-label-width="0.635cm"/>
      </text:list-level-style-number>
      <text:list-level-style-number text:level="6" text:style-name="LLS_5f_9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9_5f_6" style:num-suffix="." style:num-format="1">
        <style:list-level-properties text:space-before="8.255cm" text:min-label-width="0.635cm"/>
      </text:list-level-style-number>
      <text:list-level-style-number text:level="8" text:style-name="LLS_5f_9_5f_7" style:num-suffix="." style:num-format="a">
        <style:list-level-properties text:space-before="9.525cm" text:min-label-width="0.635cm"/>
      </text:list-level-style-number>
      <text:list-level-style-number text:level="9" text:style-name="LLS_5f_9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LS_5f_10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10_5f_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LLS_5f_10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10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10_5f_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LLS_5f_10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10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10_5f_7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LLS_5f_10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text:style-name="LLS_5f_11_5f_1" style:num-suffix="." style:num-format="a">
        <style:list-level-properties text:space-before="1.905cm" text:min-label-width="0.635cm"/>
      </text:list-level-style-number>
      <text:list-level-style-number text:level="3" text:style-name="LLS_5f_11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1_5f_3" style:num-suffix="." style:num-format="1">
        <style:list-level-properties text:space-before="4.445cm" text:min-label-width="0.635cm"/>
      </text:list-level-style-number>
      <text:list-level-style-number text:level="5" text:style-name="LLS_5f_11_5f_4" style:num-suffix="." style:num-format="a">
        <style:list-level-properties text:space-before="5.715cm" text:min-label-width="0.635cm"/>
      </text:list-level-style-number>
      <text:list-level-style-number text:level="6" text:style-name="LLS_5f_11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1_5f_6" style:num-suffix="." style:num-format="1">
        <style:list-level-properties text:space-before="8.255cm" text:min-label-width="0.635cm"/>
      </text:list-level-style-number>
      <text:list-level-style-number text:level="8" text:style-name="LLS_5f_11_5f_7" style:num-suffix="." style:num-format="a">
        <style:list-level-properties text:space-before="9.525cm" text:min-label-width="0.635cm"/>
      </text:list-level-style-number>
      <text:list-level-style-number text:level="9" text:style-name="LLS_5f_11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Tesis Licenciatura:</dc:title>
    <meta:initial-creator/>
    <meta:editing-cycles>2</meta:editing-cycles>
    <dc:date>2009-08-27T12:08:01</dc:date>
    <meta:editing-duration>PT00H16M06S</meta:editing-duration>
    <meta:document-statistic meta:table-count="0" meta:image-count="0" meta:object-count="0" meta:page-count="2" meta:paragraph-count="36" meta:word-count="415" meta:character-count="2635"/>
  </office:meta>
</office:document-meta>
</file>